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style:font-name="Segoe UI Emoji" style:font-name-asian="Segoe UI Emoji" style:font-name-complex="Segoe UI Emoji"/>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Setting ID in location to “” should mean that you want to aggregate all instances in the<text:s/>vector/container.</text:p>
      <text:p text:style-name="Standard">-Add “objects” attribute to layer aggregation, you fucking idiot.</text:p>
      <text:p text:style-name="Standard">-Simplify findNextValueAmongObjects().</text:p>
      <text:p text:style-name="Standard">-TEST WHAT YOU ALREADY HAVE<text:s/></text:p>
      <text:p text:style-name="Standard">-Implement special functions: adding, deleting,<text: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s/></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Coconut.jpg but banana version<text:s/><text:span text:style-name="T4">😊</text:span></text:p>
      <text:p text:style-name="Standard"/>
      <text:p text:style-name="Standard"/>
      <text:p text:style-name="Standard">-<text:span text:style-name="T5">MILESTONE</text:span>: you can configure every object visible on the map using OBJECT EDITOR (look up program_model.png)</text:p>
      <text:p text:style-name="Standard"/>
      <text:soft-page-break/>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soft-page-break/>
      <text:p text:style-name="Standard">-Depth maps</text:p>
      <text:p text:style-name="Standard">-Add filling imageModule full area with used image if isFilledWithCopies is true</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soft-page-break/>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27T20:56:00Z</dc:date>
    <meta:template xlink:href="Normal.dotm" xlink:type="simple"/>
    <meta:editing-cycles>510</meta:editing-cycles>
    <meta:editing-duration>PT648600S</meta:editing-duration>
    <meta:document-statistic meta:page-count="5" meta:paragraph-count="22" meta:word-count="1697" meta:character-count="11352" meta:row-count="80" meta:non-whitespace-character-count="9677"/>
  </office:meta>
</office:document-meta>
</file>